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0.8008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8.68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Default"/>
        <table:table-column table:style-name="co6" table:default-cell-style-name="Default"/>
        <table:table-row table:style-name="ro2">
          <table:table-cell office:value-type="string">
            <text:p>Icon</text:p>
          </table:table-cell>
          <table:table-cell office:value-type="string">
            <text:p>Anim</text:p>
          </table:table-cell>
          <table:table-cell table:style-name="ce2" office:value-type="string">
            <text:p>Imp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Spikes</text:p>
          </table:table-cell>
          <table:table-cell table:style-name="ce4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FireStorm</text:p>
          </table:table-cell>
          <table:table-cell table:style-name="ce5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2"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Plague</text:p>
          </table:table-cell>
          <table:table-cell office:value-type="string">
            <text:p>Deals X damage to target. Its adjacent fellow units are damaged for Y damage and their fellow adjacent units are damaged for Z.</text:p>
          </table:table-cell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2">
          <table:table-cell table:number-columns-repeated="2"/>
          <table:table-cell office:value-type="string">
            <text:p>V</text:p>
          </table:table-cell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01/16/2011</text:date>, <text:time>20:3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8H16M50S</meta:editing-duration>
    <meta:editing-cycles>48</meta:editing-cycles>
    <meta:generator>OpenOffice.org/3.2$Unix OpenOffice.org_project/320m19$Build-9505</meta:generator>
    <dc:date>2011-01-16T20:38:03</dc:date>
    <dc:creator>ja </dc:creator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